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19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6307 - process. 08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09-10" calcext:value-type="date">
            <text:p>1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6316 - process. 09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0-10" calcext:value-type="date">
            <text:p>10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6325 - process. 10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1-11" calcext:value-type="date">
            <text:p>1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6334 - process. 11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2-10" calcext:value-type="date">
            <text:p>1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6343 - process. 12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6352 - process. 0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2-10" calcext:value-type="date">
            <text:p>1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6361 - process. 0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3-07" calcext:value-type="date">
            <text:p>07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6370 - process. 03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6379 - process. 04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5-12" calcext:value-type="date">
            <text:p>1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6388 - process. 05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6397 - process. 06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7-10" calcext:value-type="date">
            <text:p>10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6406 - process. 07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8-11" calcext:value-type="date">
            <text:p>11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6415 - process. 08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9-09" calcext:value-type="date">
            <text:p>09/09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14])" office:value-type="float" office:value="0" calcext:value-type="float">
            <text:p>-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 office:value-type="string" calcext:value-type="string">
            <text:p>Por gentileza, informe seu telefone. Obrigado!</text:p>
          </table:table-cell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">
      <number:text>-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</number:text>
      <number:number number:decimal-places="0" number:min-decimal-places="0" number:min-integer-digits="1" number:grouping="true"/>
    </number:number-style>
    <number:number-style style:name="N121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21">
      <number:text>R$-""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8P0" style:volatile="true">
      <number:number number:decimal-places="2" number:min-decimal-places="2" number:min-integer-digits="1" number:grouping="true"/>
      <number:text> DM""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8">
      <number:text>-</number:text>
      <number:number number:decimal-places="0" number:min-decimal-places="0" number:min-integer-digits="0"/>
      <number:text> DM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</number:text>
      <number:number number:decimal-places="0" number:min-decimal-places="0" number:min-integer-digits="1" number:grouping="true"/>
    </number:number-style>
    <number:number-style style:name="N129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3P0"/>
    </number:number-style>
    <number:number-style style:name="N135P0" style:volatile="true">
      <number:text>R$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DM""</number:text>
    </number:number-style>
    <number:number-style style:name="N138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DM""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9P0"/>
    </number:number-style>
    <number:number-style style:name="N141P0" style:volatile="true">
      <number:text>R$""</number:text>
      <number:number number:decimal-places="2" number:min-decimal-places="2" number:min-integer-digits="1" number:grouping="true"/>
    </number:number-style>
    <number:number-style style:name="N141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41">
      <number:text>R$-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DM""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DM""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46">
      <number:text>- DM""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</number:text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date-style style:name="N151">
      <number:month number:textual="true"/>
      <number:text> </number:text>
      <number:year/>
    </number:date-style>
    <number:number-style style:name="N152P0" style:volatile="true">
      <number:text>R$""""""""</number:text>
      <number:number number:decimal-places="0" number:min-decimal-places="0" number:min-integer-digits="1" number:grouping="true"/>
    </number:number-style>
    <number:number-style style:name="N15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R$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date-style style:name="N16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3">
      <number:text>R$-""""""""""""""""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</number:text>
      <number:number number:decimal-places="0" number:min-decimal-places="0" number:min-integer-digits="1" number:grouping="true"/>
    </number:number-style>
    <number:number-style style:name="N165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text>R$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0P0"/>
    </number:number-style>
    <number:number-style style:name="N172P0" style:volatile="true">
      <number:text>R$""""</number:text>
      <number:number number:decimal-places="2" number:min-decimal-places="2" number:min-integer-digits="1" number:grouping="true"/>
    </number:number-style>
    <number:number-style style:name="N172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</number:time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8P0" style:volatile="true">
      <number:text>R$""""</number:text>
      <number:number number:decimal-places="0" number:min-decimal-places="0" number:min-integer-digits="1" number:grouping="true"/>
    </number:number-style>
    <number:number-style style:name="N178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8">
      <number:text>R$-""""</number:text>
      <style:map style:condition="value()&gt;0" style:apply-style-name="N178P0"/>
      <style:map style:condition="value()&lt;0" style:apply-style-name="N178P1"/>
    </number:number-style>
    <number:number-style style:name="N17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1P0" style:volatile="true">
      <number:text>R$""""</number:text>
      <number:number number:decimal-places="2" number:min-decimal-places="2" number:min-integer-digits="1" number:grouping="true"/>
    </number:number-style>
    <number:number-style style:name="N181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81">
      <number:text>R$-""""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R$""""""""""""""""""""""""""""""""""""""""""""""""""</number:text>
    </number:number-style>
    <number:number-style style:name="N183">
      <number:text>(R$""""""""""""""""""""""""""""""""""""""""""""""""""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style:text-properties fo:color="#ff0000"/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""""""""""""""""""""""""""""""""""""""""""</number:text>
    </number:number-style>
    <number:number-style style:name="N186P1" style:volatile="true">
      <number:text>R$(""""""""""""""""""""""""""""""""""""""""""""""""""</number:text>
    </number:number-style>
    <number:number-style style:name="N186">
      <number:text>R$-"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</number:number-style>
    <number:number-style style:name="N18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8">
      <number:text>-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0">
      <number:text>-</number:text>
      <number:number number:decimal-places="0" number:min-decimal-places="0" number:min-integer-digits="0"/>
      <style:map style:condition="value()&gt;0" style:apply-style-name="N190P0"/>
      <style:map style:condition="value()&lt;0" style:apply-style-name="N190P1"/>
    </number:number-style>
    <number:date-style style:name="N191">
      <number:month number:style="long"/>
      <number:text>/</number:text>
      <number:year number:style="long"/>
    </number:date-style>
    <number:number-style style:name="N192P0" style:volatile="true">
      <number:number number:min-integer-digits="1"/>
    </number:number-style>
    <number:number-style style:name="N192P1" style:volatile="true">
      <number:number number:min-integer-digits="1"/>
    </number:number-style>
    <number:number-style style:name="N192">
      <number:text>- DM""""""""""""""""""""""""""""""""""""""""""""""""""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min-integer-digits="1"/>
    </number:number-style>
    <number:number-style style:name="N193P1" style:volatile="true">
      <number:number number:min-integer-digits="1"/>
    </number:number-style>
    <number:number-style style:name="N19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R$""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$""</number:text>
      <number:number number:decimal-places="2" number:min-decimal-places="2" number:min-integer-digits="1" number:grouping="true"/>
    </number:number-style>
    <number:number-style style:name="N195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R$""""""""</number:text>
      <number:number number:decimal-places="2" number:min-decimal-places="2" number:min-integer-digits="1" number:grouping="true"/>
    </number:number-style>
    <number:number-style style:name="N19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R$""""""""</number:text>
      <number:number number:decimal-places="2" number:min-decimal-places="2" number:min-integer-digits="1" number:grouping="true"/>
    </number:number-style>
    <number:number-style style:name="N19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8">
      <number:text>R$-""""""""</number:text>
      <number:number number:decimal-places="0" number:min-decimal-places="0" number:min-integer-digits="0"/>
      <style:map style:condition="value()&gt;0" style:apply-style-name="N198P0"/>
      <style:map style:condition="value()&lt;0" style:apply-style-name="N198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10:12:50.863302400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0:12:50.869251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06:55</meta:creation-date>
    <dc:date>2025-09-17T10:14:10.898565900</dc:date>
    <meta:print-date>2020-10-05T16:03:21.998000000</meta:print-date>
    <dc:language>pt-PT</dc:language>
    <meta:editing-cycles>567</meta:editing-cycles>
    <meta:editing-duration>P1DT4H53M56S</meta:editing-duration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